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fa00"/>
    </style:style>
    <style:style style:name="P2" style:family="paragraph" style:parent-style-name="Standard">
      <style:text-properties officeooo:rsid="00017bf1" officeooo:paragraph-rsid="00017bf1"/>
    </style:style>
    <style:style style:name="P3" style:family="paragraph" style:parent-style-name="Standard">
      <style:text-properties officeooo:rsid="00017bf1" officeooo:paragraph-rsid="00035814"/>
    </style:style>
    <style:style style:name="P4" style:family="paragraph" style:parent-style-name="Standard">
      <style:text-properties officeooo:paragraph-rsid="00017bf1"/>
    </style:style>
    <style:style style:name="P5" style:family="paragraph" style:parent-style-name="Standard">
      <style:text-properties officeooo:paragraph-rsid="00035814"/>
    </style:style>
    <style:style style:name="P6" style:family="paragraph" style:parent-style-name="Standard">
      <style:text-properties officeooo:rsid="00039189" officeooo:paragraph-rsid="00039189"/>
    </style:style>
    <style:style style:name="P7" style:family="paragraph" style:parent-style-name="Standard">
      <style:text-properties officeooo:rsid="00044edb" officeooo:paragraph-rsid="00044ed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7bf1"/>
    </style:style>
    <style:style style:name="T3" style:family="text">
      <style:text-properties fo:language="en" fo:country="US" officeooo:rsid="00035814"/>
    </style:style>
    <style:style style:name="T4" style:family="text">
      <style:text-properties fo:language="en" fo:country="US" officeooo:rsid="00044edb"/>
    </style:style>
    <style:style style:name="T5" style:family="text">
      <style:text-properties officeooo:rsid="00017bf1"/>
    </style:style>
    <style:style style:name="T6" style:family="text">
      <style:text-properties style:text-position="super 58%" fo:language="en" fo:country="US" officeooo:rsid="00044edb"/>
    </style:style>
    <style:style style:name="T7" style:family="text">
      <style:text-properties style:text-position="0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">Welkom on my website</text:span></text:p>
      <text:p text:style-name="P1"><text:span text:style-name="T5">My name is Jeroen De Vetter am 19 years old and I have a passion for programming and climbing</text:span></text:p>
      <text:p text:style-name="P4"><text:span text:style-name="T5">Currently am a Junior Web-developer</text:span><text:span text:style-name="T1"> </text:span><text:span text:style-name="T2">in training at BeCode where I have the time of my life to learn programming </text:span></text:p>
      <text:p text:style-name="P2"><text:span text:style-name="T1">Before I started at BeCode I had done a course for Web-developer but I found I did not had enough experiences to go working so I decided to start the further training here at BeCode</text:span></text:p>
      <text:p text:style-name="P2"><text:span text:style-name="T1">I have experiences in CSS/FlexBox JavaScript Typescript Angular Html5 and C#</text:span></text:p>
      <text:p text:style-name="P5"><text:span text:style-name="T4"/></text:p>
      <text:p text:style-name="P3"><text:span text:style-name="T3">Phone-Number : 0470459895</text:span></text:p>
      <text:p text:style-name="P3"><text:span text:style-name="T3">Address : Meerstraat 15 9185 Wachtebeke</text:span></text:p>
      <text:p text:style-name="P6"><text:span text:style-name="T1">Email : </text:span><text:a xlink:type="simple" xlink:href="mailto:examble@gmail.com" text:style-name="Internet_20_link" text:visited-style-name="Visited_20_Internet_20_Link">examble@gmail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08:29:38.560005994</meta:creation-date>
    <dc:date>2019-10-08T09:58:54.462620098</dc:date>
    <meta:editing-duration>PT57M37S</meta:editing-duration>
    <meta:editing-cycles>3</meta:editing-cycles>
    <meta:generator>LibreOffice/6.2.7.1$Linux_X86_64 LibreOffice_project/20$Build-1</meta:generator>
    <meta:document-statistic meta:table-count="0" meta:image-count="0" meta:object-count="0" meta:page-count="1" meta:paragraph-count="8" meta:word-count="101" meta:character-count="571" meta:non-whitespace-character-count="477"/>
  </office:meta>
</office:document-meta>
</file>